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Calibri" svg:font-family="Calibri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David CLM" svg:font-family="'David CLM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4.096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3.75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style:shrink-to-fit="false" fo:min-height="1.446cm" fo:min-width="2.612cm" fo:padding-top="0.125cm" fo:padding-bottom="0.125cm" fo:padding-left="0.25cm" fo:padding-right="0.25cm" fo:wrap-option="wrap"/>
    </style:style>
    <style:style style:name="pr1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2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כותרת_20_ותוכן-notes">
      <style:graphic-properties draw:fill-color="#ffffff" fo:min-height="13.364cm"/>
    </style:style>
    <style:style style:name="pr4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6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7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 draw:fill-color="#ffffff"/>
      <style:text-properties fo:color="#6666ff" fo:font-size="36pt"/>
    </style:style>
    <style:style style:name="P7" style:family="paragraph">
      <style:paragraph-properties fo:margin-left="1.27cm" fo:margin-right="0cm" fo:text-align="start" fo:text-indent="-0.635cm" style:writing-mode="lr-tb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36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center" style:writing-mode="rl-tb"/>
    </style:style>
    <style:style style:name="P14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center" style:writing-mode="lr-tb"/>
    </style:style>
    <style:style style:name="P1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7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6666ff" fo:font-size="36pt"/>
    </style:style>
    <style:style style:name="T4" style:family="text">
      <style:text-properties fo:font-variant="normal" fo:text-transform="none" fo:color="#6666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c0066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1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כותרת_20_ותוכן" presentation:presentation-page-layout-name="AL1T11">
        <office:forms form:automatic-focus="false" form:apply-design-mode="false"/>
        <draw:frame draw:name="כותרת 1" presentation:style-name="pr1" draw:text-style-name="P2" draw:layer="layout" svg:width="23.706cm" svg:height="1.776cm" svg:x="0.847cm" svg:y="0.763cm" presentation:class="title" presentation:user-transformed="true">
          <draw:text-box>
            <text:p text:style-name="P1"><text:span text:style-name="T1">Basic Unix commands</text:span></text:p>
          </draw:text-box>
        </draw:frame>
        <draw:frame draw:name="מציין מיקום של מספר שקופית 2" presentation:style-name="pr2" draw:text-style-name="P4" draw:layer="layout" svg:width="0.846cm" svg:height="0.846cm" svg:x="0cm" svg:y="18.20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style-name="gr1" draw:text-style-name="P6" draw:layer="layout" svg:width="12.954cm" svg:height="13.049cm" svg:x="0.508cm" svg:y="3.556cm">
          <draw:text-box>
            <text:p><text:span text:style-name="T3">ls</text:span></text:p>
            <text:p><text:span text:style-name="T3">ls -latr</text:span></text:p>
            <text:p text:style-name="P5"><text:span text:style-name="T4">cd [dirname]</text:span></text:p>
            <text:p text:style-name="P5"><text:span text:style-name="T4">mkdir [dirname]</text:span></text:p>
            <text:p text:style-name="P5"><text:span text:style-name="T4">cat [filename]</text:span></text:p>
            <text:p text:style-name="P5"><text:span text:style-name="T4">nano [filename]</text:span></text:p>
            <text:p text:style-name="P5"><text:span text:style-name="T4">grep [word] </text:span></text:p>
            <text:p text:style-name="P5"><text:span text:style-name="T4">source [filename]</text:span></text:p>
            <text:p text:style-name="P5"><text:span text:style-name="T4">rm [filename]</text:span></text:p>
          </draw:text-box>
        </draw:frame>
        <draw:frame draw:style-name="gr2" draw:text-style-name="P8" draw:layer="layout" svg:width="12.7cm" svg:height="13.078cm" svg:x="12.954cm" svg:y="3.048cm">
          <draw:text-box>
            <text:p text:style-name="P5"><text:span text:style-name="T5"><text:s/></text:span><text:span text:style-name="T5">grep … &lt; input.txt</text:span></text:p>
            <text:p text:style-name="P5"><text:span text:style-name="T5"><text:s/></text:span><text:span text:style-name="T5">grep ... &gt; <text:s/>output.txt</text:span></text:p>
            <text:p text:style-name="P5"><text:span text:style-name="T5"><text:s/></text:span><text:span text:style-name="T5">ls -latr | grep bash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7">su</text:span></text:p>
            <text:p text:style-name="P7"><text:span text:style-name="T7">exit</text:span></text:p>
            <text:p text:style-name="P7"><text:span text:style-name="T7">sudo apt install ..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" presentation:presentation-page-layout-name="AL1T11">
        <office:forms form:automatic-focus="false" form:apply-design-mode="false"/>
        <draw:frame draw:name="Rectangle 2" presentation:style-name="pr1" draw:text-style-name="P2" draw:layer="layout" svg:width="23.706cm" svg:height="1.776cm" svg:x="0.847cm" svg:y="0.763cm" presentation:class="title" presentation:user-transformed="true">
          <draw:text-box>
            <text:p text:style-name="P1"><text:span text:style-name="T1">From Source to Execution</text:span></text:p>
          </draw:text-box>
        </draw:frame>
        <draw:frame draw:name="מציין מיקום של כותרת תחתונה 3" presentation:style-name="pr4" draw:text-style-name="P11" draw:layer="layout" svg:width="25.036cm" svg:height="18.592cm" svg:x="0.178cm" svg:y="0.194cm" presentation:class="footer" presentation:user-transformed="true">
          <draw:text-box>
            <text:p text:style-name="P10"><text:span text:style-name="T8">CSU0027 - System Programming, NTNU CSIE</text:span></text:p>
          </draw:text-box>
        </draw:frame>
        <draw:frame draw:name="מציין מיקום של מספר שקופית 4" presentation:style-name="pr5" draw:text-style-name="P4" draw:layer="layout" svg:width="0.846cm" svg:height="0.846cm" svg:x="0cm" svg:y="18.203cm" presentation:class="page-number" presentation:user-transformed="true">
          <draw:text-box>
            <text:p text:style-name="P3"><text:span text:style-name="T2"><text:page-number>&lt;number&gt;</text:page-number></text:span><text:span text:style-name="T2"><text:s/>/ 99</text:span></text:p>
          </draw:text-box>
        </draw:frame>
        <draw:line draw:name="Line 3" draw:style-name="gr4" draw:text-style-name="P12" draw:layer="layout" svg:x1="0.178cm" svg:y1="8.89cm" svg:x2="1.702cm" svg:y2="9.313cm">
          <text:p/>
        </draw:line>
        <draw:custom-shape draw:name="Text Box 4" draw:style-name="gr5" draw:text-style-name="P14" draw:layer="layout" svg:width="3.213cm" svg:height="1.945cm" svg:x="0.089cm" svg:y="5.675cm">
          <text:p text:style-name="P13"><text:span text:style-name="T9">Source</text:span></text:p>
          <text:p text:style-name="P13"><text:span text:style-name="T9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6" draw:text-style-name="P16" draw:layer="layout" svg:width="4.598cm" svg:height="2.596cm" svg:x="1.702cm" svg:y="7.929cm">
          <text:p text:style-name="P15"><text:span text:style-name="T10">Preprocessor</text:span></text:p>
          <text:p text:style-name="P15"><text:span text:style-name="T11">clang</text:span></text:p>
          <text:p text:style-name="P15"><text:span text:style-name="T11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6" draw:text-style-name="P14" draw:layer="layout" svg:width="4.598cm" svg:height="2.596cm" svg:x="8.506cm" svg:y="7.929cm">
          <text:p text:style-name="P13"><text:span text:style-name="T10">Compiler</text:span></text:p>
          <text:p text:style-name="P15"><text:span text:style-name="T11">clang </text:span><text:span text:style-name="T11"><text:line-break/></text:span><text:span text:style-name="T11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4" draw:text-style-name="P12" draw:layer="layout" svg:x1="13.185cm" svg:y1="9.317cm" svg:x2="17.105cm" svg:y2="9.326cm">
          <text:p/>
        </draw:line>
        <draw:custom-shape draw:name="Text Box 8" draw:style-name="gr5" draw:text-style-name="P14" draw:layer="layout" svg:width="3.568cm" svg:height="1.945cm" svg:x="13.196cm" svg:y="6.858cm">
          <text:p text:style-name="P13"><text:span text:style-name="T9">Assembly</text:span></text:p>
          <text:p text:style-name="P13"><text:span text:style-name="T9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" draw:text-style-name="P12" draw:layer="layout" svg:x1="6.389cm" svg:y1="9.326cm" svg:x2="8.506cm" svg:y2="9.327cm">
          <text:p/>
        </draw:line>
        <draw:custom-shape draw:name="AutoShape 10" draw:style-name="gr6" draw:text-style-name="P14" draw:layer="layout" svg:width="4.598cm" svg:height="2.596cm" svg:x="17.101cm" svg:y="7.924cm">
          <text:p text:style-name="P13"><text:span text:style-name="T10">Assembler</text:span></text:p>
          <text:p text:style-name="P15"><text:span text:style-name="T11">as </text:span><text:span text:style-name="T12">or</text:span><text:span text:style-name="T11"> clang </text:span><text:span text:style-name="T11"><text:line-break/></text:span><text:span text:style-name="T11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4" draw:text-style-name="P12" draw:layer="layout" svg:x1="19.901cm" svg:y1="10.521cm" svg:x2="19.902cm" svg:y2="13.524cm">
          <text:p/>
        </draw:line>
        <draw:custom-shape draw:name="Text Box 12" draw:style-name="gr5" draw:text-style-name="P14" draw:layer="layout" svg:width="4.47cm" svg:height="1.945cm" svg:x="15.431cm" svg:y="10.922cm">
          <text:p text:style-name="P13"><text:span text:style-name="T9">Object</text:span></text:p>
          <text:p text:style-name="P13"><text:span text:style-name="T9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6" draw:text-style-name="P14" draw:layer="layout" svg:width="4.598cm" svg:height="2.596cm" svg:x="17.101cm" svg:y="13.529cm">
          <text:p text:style-name="P13"><text:span text:style-name="T10">Linker</text:span></text:p>
          <text:p text:style-name="P15"><text:span text:style-name="T11">ld </text:span><text:span text:style-name="T12">or</text:span><text:span text:style-name="T11"> clang </text:span><text:span text:style-name="T11"><text:line-break/></text:span><text:span text:style-name="T11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5" draw:text-style-name="P14" draw:layer="layout" svg:width="4.356cm" svg:height="1.098cm" svg:x="12.987cm" svg:y="13.622cm">
          <text:p text:style-name="P13"><text:span text:style-name="T9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7" draw:text-style-name="P14" draw:layer="layout" svg:width="4.259cm" svg:height="2.596cm" svg:x="8.903cm" svg:y="13.525cm">
          <text:p text:style-name="P13"><text:span text:style-name="T10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4" draw:text-style-name="P12" draw:layer="layout" svg:x1="17.1cm" svg:y1="14.926cm" svg:x2="13.101cm" svg:y2="14.927cm">
          <text:p/>
        </draw:line>
        <draw:custom-shape draw:name="AutoShape 19" draw:style-name="gr8" draw:text-style-name="P17" draw:layer="layout" svg:width="4.4cm" svg:height="2.398cm" svg:x="20.501cm" svg:y="10.724cm">
          <text:p text:style-name="P13"><text:span text:style-name="T13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8" draw:text-style-name="P17" draw:layer="layout" svg:width="4.4cm" svg:height="2.398cm" svg:x="8.046cm" svg:y="10.668cm">
          <text:p text:style-name="P13"><text:span text:style-name="T13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5" draw:text-style-name="P14" draw:layer="layout" svg:width="5.071cm" svg:height="1.945cm" svg:x="5.588cm" svg:y="5.675cm">
          <text:p text:style-name="P15"><text:span text:style-name="T9">Preprocessed </text:span><text:span text:style-name="T9"><text:line-break/></text:span><text:span text:style-name="T9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6" draw:text-style-name="P19" draw:layer="layout" svg:width="8.545cm" svg:height="1.419cm" svg:x="11.174cm" svg:y="27.0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page-thumbnail draw:name="Rectangle 2" draw:style-name="gr3" draw:layer="layout" svg:width="14.216cm" svg:height="10.662cm" svg:x="2.752cm" svg:y="2.134cm" draw:page-number="2" presentation:class="page"/>
          <draw:frame draw:name="Rectangle 3" presentation:style-name="pr7" draw:text-style-name="P21" draw:layer="layout" svg:width="14.463cm" svg:height="12.787cm" svg:x="2.628cm" svg:y="13.507cm" presentation:class="notes" presentation:user-transformed="true">
            <draw:text-box>
              <text:p text:style-name="P20"><text:span text:style-name="T15">See also: Compiler Drivers in </text:span><text:span text:style-name="T16">“Linkers and Loaders,” p.18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Calibri" svg:font-family="Calibri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David CLM" svg:font-family="'David CLM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3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3">13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3">13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6</meta:editing-cycles>
    <meta:print-date>1999-11-04T13:06:28</meta:print-date>
    <meta:creation-date>1999-10-10T10:49:40</meta:creation-date>
    <dc:date>2019-02-13T18:38:06.106024626</dc:date>
    <meta:editing-duration>P27DT7H41M59S</meta:editing-duration>
    <meta:generator>LibreOffice/6.1.4.2$Linux_X86_64 LibreOffice_project/10$Build-2</meta:generator>
    <meta:document-statistic meta:object-count="95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